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ancea </meta:initial-creator>
    <meta:creation-date>2014-09-09T23:58:37</meta:creation-date>
    <meta:editing-duration>PT9M36S</meta:editing-duration>
    <meta:editing-cycles>5</meta:editing-cycles>
    <dc:date>2014-12-15T10:10:09.447255121</dc:date>
    <meta:generator>LibreOffice/4.2.7.2$Linux_X86_64 LibreOffice_project/420m0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8pt" fo:font-weight="bold" style:font-size-asian="8pt" style:font-size-complex="8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fo:font-weight="bold" style:font-size-asian="8pt" style:font-size-complex="8pt"/>
    </style:style>
    <style:style style:name="ch6" style:family="chart" style:data-style-name="N0">
      <style:chart-properties chart:display-label="true" chart:logarithmic="false" chart:interval-major="0.025" chart:reverse-direction="false" text:line-break="false" chart:link-data-style-to-source="false" chart:axis-position="1"/>
      <style:graphic-properties svg:stroke-color="#b3b3b3"/>
      <style:text-properties fo:font-size="24pt" fo:font-weight="bold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color="#ffffff" fo:font-size="24pt" fo:font-style="italic" fo:font-weight="bold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24pt" fo:font-weight="bold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01cm" svg:height="21.001cm" xlink:href="." xlink:type="simple" chart:class="chart:bar" chart:style-name="ch1">
        <chart:title svg:x="3.919cm" svg:y="0cm" chart:style-name="ch2">
          <text:p>Important CIV Loops on 8 Procs</text:p>
        </chart:title>
        <chart:legend svg:x="16.082cm" svg:y="2.263cm" style:legend-expansion="custom" chartooo:width="11.889cm" chartooo:height="5.496cm" style:legend-expansion-aspect-ratio="2.1632096069869" chart:style-name="ch3"/>
        <chart:plot-area chart:style-name="ch4" chart:data-source-has-labels="both" svg:x="-0.001cm" svg:y="1.925cm" svg:width="27.807cm" svg:height="18.865cm">
          <chartooo:coordinate-region svg:x="2.102cm" svg:y="2.263cm" svg:width="25.473cm" svg:height="16.158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V Slice Overhead</text:p>
              </table:table-cell>
              <table:table-cell office:value-type="string">
                <text:p>Executor Loop</text:p>
              </table:table-cell>
            </table:table-row>
          </table:table-header-rows>
          <table:table-rows>
            <table:table-row>
              <table:table-cell office:value-type="string">
                <text:p>ACTFOR</text:p>
              </table:table-cell>
              <table:table-cell office:value-type="float" office:value="0">
                <text:p>0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EMIT</text:p>
              </table:table-cell>
              <table:table-cell office:value-type="float" office:value="0">
                <text:p>0</text:p>
              </table:table-cell>
              <table:table-cell office:value-type="float" office:value="0.211163895486936">
                <text:p>0.211163895486936</text:p>
              </table:table-cell>
            </table:table-row>
            <table:table-row>
              <table:table-cell office:value-type="string">
                <text:p>FPTRAK</text:p>
              </table:table-cell>
              <table:table-cell office:value-type="float" office:value="0.202247191">
                <text:p>0.202247191</text:p>
              </table:table-cell>
              <table:table-cell office:value-type="float" office:value="0.205617977539326">
                <text:p>0.205617977539326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0.16081081081">
                <text:p>0.16081081081</text:p>
              </table:table-cell>
              <table:table-cell office:value-type="float" office:value="0.154054054054865">
                <text:p>0.154054054054865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0">
                <text:p>0</text:p>
              </table:table-cell>
              <table:table-cell office:value-type="float" office:value="0.14301738642737">
                <text:p>0.1430173864273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">
                <text:p>0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0112820512">
                <text:p>0.0112820512</text:p>
              </table:table-cell>
              <table:table-cell office:value-type="float" office:value="0.163076923158974">
                <text:p>0.163076923158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